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automatic-styles>
    <style:style style:name="P1" style:family="paragraph">
      <loext:graphic-properties draw:fill-color="#ffe994"/>
    </style:style>
    <style:style style:name="P2" style:family="paragraph">
      <style:paragraph-properties fo:margin-left="0in" fo:margin-right="0in" fo:margin-top="0in" fo:margin-bottom="0in" fo:line-height="100%" fo:text-align="center" fo:text-indent="0in" style:text-autospace="ideograph-alpha" style:punctuation-wrap="simple" style:line-break="strict" loext:tab-stop-distance="0in" style:writing-mode="lr-tb">
        <style:tab-stops/>
      </style:paragraph-properties>
      <style:text-properties fo:hyphenate="false" loext:hyphenation-no-caps="false" loext:hyphenation-no-last-word="false"/>
    </style:style>
    <style:style style:name="P3" style:family="paragraph">
      <loext:graphic-properties draw:fill-color="#ffd7d7"/>
      <style:paragraph-properties fo:margin-left="0in" fo:margin-right="0in" fo:margin-top="0in" fo:margin-bottom="0in" fo:line-height="100%" fo:text-align="center" fo:text-indent="0in" style:text-autospace="ideograph-alpha" style:punctuation-wrap="simple"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 style:family="paragraph">
      <style:paragraph-properties fo:text-align="end"/>
    </style:style>
    <style:style style:name="P5" style:family="paragraph">
      <loext:graphic-properties draw:fill-color="#ffdbb6"/>
      <style:paragraph-properties fo:text-align="justify"/>
    </style:style>
    <style:style style:name="P6" style:family="paragraph">
      <style:paragraph-properties fo:text-align="center"/>
    </style:style>
    <style:style style:name="T1"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TC" style:font-size-asian="10.5pt" style:language-asian="zh" style:country-asian="TW"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vg:stroke-color="#000000" draw:fill-color="#ffe994" draw:textarea-horizontal-align="justify" draw:textarea-vertical-align="middle" draw:auto-grow-height="false" fo:min-height="0.6929in" fo:min-width="1.2744in"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835in" svg:stroke-color="#ff4000" draw:marker-start-width="0.2638in" draw:marker-end-width="0.2638in" draw:fill-color="#ffd7d7" draw:textarea-vertical-align="middle" draw:auto-grow-height="false" fo:min-height="0.4256in" fo:min-width="1.0854in" fo:padding-top="0.0417in" fo:padding-bottom="0.0417in" fo:padding-left="0.0417in" fo:padding-right="0.0417in"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000000" draw:fill-color="#ffdbb6" draw:textarea-horizontal-align="justify" draw:textarea-vertical-align="middle" draw:auto-grow-height="false" fo:min-height="1.2236in" fo:min-width="1.676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justify" draw:textarea-vertical-align="middle" draw:auto-grow-height="false" fo:min-height="0.9583in" fo:min-width="1.104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svg:stroke-width="0.0835in" svg:stroke-color="#ff4000" draw:marker-start-width="0.2638in" draw:marker-end-width="0.2638in" draw:fill-color="#ffd7d7" draw:textarea-vertical-align="middle" draw:auto-grow-height="false" fo:min-height="0.4256in" fo:min-width="1.0854in" fo:padding-top="0.0417in" fo:padding-bottom="0.0417in" fo:padding-left="0.0417in" fo:padding-right="0.0417in" fo:wrap-option="wrap"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 1" draw:style-name="gr1" draw:text-style-name="P1" svg:width="1.8024in" svg:height="0.9795in" svg:x="0.5508in" svg:y="0.8484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position-x="10800" draw:handle-position-y="$0" draw:handle-range-y-minimum="14510" draw:handle-range-y-maximum="18520"/></draw:enhanced-geometry></draw:custom-shape><draw:custom-shape text:anchor-type="paragraph" draw:z-index="1" draw:name="Shape 2" draw:style-name="gr5" draw:text-style-name="P3" svg:width="1.4122in" svg:height="1.313in" svg:x="0.8528in" svg:y="2.5362in"><text:p text:style-name="P2"><text:span text:style-name="T1">Heart</text:span></text:p><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draw:custom-shape><draw:custom-shape text:anchor-type="paragraph" draw:z-index="2" draw:name="Shape 3" draw:style-name="gr3" draw:text-style-name="P5" svg:width="2.0835in" svg:height="1.5213in" svg:x="3.7126in" svg:y="2.4217in"><text:p text:style-name="P4">Window box</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name="Shape 4" draw:style-name="gr4" draw:text-style-name="P6" svg:width="2.2087in" svg:height="1.9169in" svg:x="3.5354in" svg:y="0.0571in"><text:p text:style-name="P6">4-way </text:p><text:p text:style-name="P6">Arrow Callout</text:p><draw:enhanced-geometry svg:viewBox="0 0 21600 21600"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position-x="left" draw:handle-position-y="$0" draw:handle-range-y-minimum="$2" draw:handle-range-y-maximum="$1"/><draw:handle draw:handle-position="$1 top" draw:handle-position-x="$1" draw:handle-position-y="top" draw:handle-range-x-minimum="$0" draw:handle-range-x-maximum="10800"/><draw:handle draw:handle-position="$3 $2" draw:handle-position-x="$3" draw:handle-position-y="$2" draw:handle-range-x-minimum="$1" draw:handle-range-x-maximum="10800" draw:handle-range-y-minimum="0" draw:handle-range-y-maximum="$0"/></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TC" svg:font-family="'Noto Sans TC'" style:font-family-generic="system" style:font-pitch="variable"/>
    <style:font-face style:name="Noto Serif TC" svg:font-family="'Noto Serif T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TC" style:font-size-asian="10.5pt" style:language-asian="zh" style:country-asian="TW"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TC" style:font-family-asian="'Noto Sans T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2T09:33:29.278333800</meta:creation-date>
    <dc:date>2026-01-12T09:40:05.524018100</dc:date>
    <meta:editing-duration>PT6M38S</meta:editing-duration>
    <meta:editing-cycles>1</meta:editing-cycles>
    <meta:generator>LibreOffice/25.2.7.2$Windows_X86_64 LibreOffice_project/5cbfd1ab6520636bb5f7b99185aa69bd7456825d</meta:generator>
    <meta:document-statistic meta:table-count="0" meta:image-count="0" meta:object-count="0" meta:page-count="1" meta:paragraph-count="0" meta:word-count="0" meta:character-count="0" meta:non-whitespace-character-count="0"/>
  </office:meta>
</office:document-meta>
</file>